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388cm" fo:min-width="0.185cm"/>
    </style:style>
    <style:style style:name="gr2" style:family="graphic" style:parent-style-name="standard">
      <style:graphic-properties draw:textarea-horizontal-align="justify" draw:textarea-vertical-align="middle" draw:auto-grow-height="false" fo:min-height="1.916cm" fo:min-width="5.066cm"/>
    </style:style>
    <style:style style:name="gr3" style:family="graphic" style:parent-style-name="standard">
      <style:graphic-properties draw:textarea-horizontal-align="justify" draw:textarea-vertical-align="middle" draw:auto-grow-height="false" fo:min-height="1.916cm" fo:min-width="3.76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388cm" fo:min-width="0.18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276cm" fo:min-width="0.06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825cm" style:use-optimal-column-width="false"/>
    </style:style>
    <style:style style:name="ro1" style:family="table-row">
      <style:table-row-properties style:row-height="2.213cm"/>
    </style:style>
    <style:style style:name="ro2" style:family="table-row">
      <style:table-row-properties style:row-height="24.087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299cm" svg:height="26.299cm" svg:x="1.931cm" svg:y="1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1"/>
                    <text:p text:style-name="P1">Customer</text:p>
                  </text:list-header>
                </text:list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 table:style-name="gray3">
                <text:p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1" draw:id="id11" draw:layer="layout" svg:width="0.969cm" svg:height="0.9cm" svg:x="6.125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8cm" svg:height="2.4cm" svg:x="3.7cm" svg:y="5.7cm">
          <text:p text:style-name="P1">Try to Login</text:p>
          <text:p text:style-name="P1">in 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5cm" svg:height="2.4cm" svg:x="16.7cm" svg:y="15.8cm">
          <text:p text:style-name="P1"/>
          <text:p text:style-name="P1">Request to</text:p>
          <text:p text:style-name="P1">Bank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8cm" svg:height="2.4cm" svg:x="23.3cm" svg:y="10cm">
          <text:p text:style-name="P1"/>
          <text:p text:style-name="P1">Request to</text:p>
          <text:p text:style-name="P1">Databas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8cm" svg:height="2.4cm" svg:x="13.4cm" svg:y="8.3cm">
          <text:p text:style-name="P1"/>
          <text:p text:style-name="P1">Checked Password</text:p>
          <text:p text:style-name="P1">Correctly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4.5cm" svg:height="2.4cm" svg:x="11.8cm" svg:y="15.8cm">
          <text:p text:style-name="P1"/>
          <text:p text:style-name="P1">Password is</text:p>
          <text:p text:style-name="P1">not correct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.6cm" svg:height="1.8cm" svg:x="15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5.8cm" svg:height="2.4cm" svg:x="33.2cm" svg:y="12.4cm">
          <text:p text:style-name="P1"/>
          <text:p text:style-name="P1">Check data user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4.5cm" svg:height="2.4cm" svg:x="31.3cm" svg:y="18.6cm">
          <text:p text:style-name="P1"/>
          <text:p text:style-name="P3">User is not</text:p>
          <text:p text:style-name="P1">authenticated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4.5cm" svg:height="2.4cm" svg:x="36.267cm" svg:y="18.601cm">
          <text:p text:style-name="P1"/>
          <text:p text:style-name="P3">User is </text:p>
          <text:p text:style-name="P1">authenticated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8cm" svg:height="2.4cm" svg:x="23.432cm" svg:y="21.524cm">
          <text:p text:style-name="P1"/>
          <text:p text:style-name="P1">Send message</text:p>
          <text:p text:style-name="P1">to Customers</text:p>
          <text:p text:style-name="P1">Application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.6cm" svg:height="1.8cm" svg:x="35.2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5.8cm" svg:height="2.4cm" svg:x="13.601cm" svg:y="21.229cm">
          <text:p text:style-name="P1"/>
          <text:p text:style-name="P1">Print messag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969cm" svg:height="0.9cm" svg:x="16.015cm" svg:y="2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0.744cm" svg:x="16.094cm" svg:y="25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6.6cm" svg:y1="8.1cm" svg:x2="13.4cm" svg:y2="9.5cm" draw:start-shape="id1" draw:start-glue-point="2" draw:end-shape="id2" svg:d="M6600 8100v1400h6800" svg:viewBox="0 0 6801 1401">
          <text:p/>
        </draw:connector>
        <draw:connector draw:style-name="gr7" draw:text-style-name="P5" draw:layer="layout" svg:x1="16.3cm" svg:y1="10.7cm" svg:x2="16.3cm" svg:y2="11.9cm" draw:start-shape="id2" draw:start-glue-point="2" draw:end-shape="id3" draw:end-glue-point="4" svg:d="M16300 10700v1200" svg:viewBox="0 0 1 1201">
          <text:p/>
        </draw:connector>
        <draw:connector draw:style-name="gr7" draw:text-style-name="P5" draw:layer="layout" svg:x1="21.2cm" svg:y1="17cm" svg:x2="23.3cm" svg:y2="11.2cm" draw:start-shape="id4" draw:start-glue-point="1" draw:end-shape="id5" svg:d="M21200 17000h1051v-5800h1049" svg:viewBox="0 0 2101 5801">
          <text:p/>
        </draw:connector>
        <draw:connector draw:style-name="gr7" draw:text-style-name="P5" draw:layer="layout" svg:x1="26.2cm" svg:y1="12.4cm" svg:x2="33.2cm" svg:y2="13.6cm" draw:start-shape="id5" draw:start-glue-point="2" draw:end-shape="id6" draw:end-glue-point="3" svg:d="M26200 12400v1200h7000" svg:viewBox="0 0 7001 1201">
          <text:p/>
        </draw:connector>
        <draw:connector draw:style-name="gr7" draw:text-style-name="P5" draw:layer="layout" svg:x1="36.1cm" svg:y1="14.8cm" svg:x2="36cm" svg:y2="15.7cm" draw:start-shape="id6" draw:start-glue-point="2" draw:end-shape="id7" draw:end-glue-point="4" svg:d="M36100 14800v451h-100v449" svg:viewBox="0 0 101 901">
          <text:p/>
        </draw:connector>
        <draw:connector draw:style-name="gr7" draw:text-style-name="P5" draw:layer="layout" svg:x1="37.275cm" svg:y1="18.101cm" svg:x2="37.275cm" svg:y2="18.101cm" svg:d="M37275 18101z" svg:viewBox="0 0 1 1">
          <text:p/>
        </draw:connector>
        <draw:connector draw:style-name="gr7" draw:text-style-name="P5" draw:layer="layout" svg:x1="15.5cm" svg:y1="12.8cm" svg:x2="14.05cm" svg:y2="15.8cm" draw:start-shape="id3" draw:start-glue-point="5" draw:end-shape="id8" draw:end-glue-point="0" svg:d="M15500 12800h-1450v3000" svg:viewBox="0 0 1451 3001">
          <text:p/>
        </draw:connector>
        <draw:connector draw:style-name="gr7" draw:text-style-name="P5" draw:layer="layout" svg:x1="17.1cm" svg:y1="12.8cm" svg:x2="18.95cm" svg:y2="15.8cm" draw:start-shape="id3" draw:start-glue-point="7" draw:end-shape="id4" draw:end-glue-point="0" svg:d="M17100 12800h1850v3000" svg:viewBox="0 0 1851 3001">
          <text:p/>
        </draw:connector>
        <draw:connector draw:style-name="gr7" draw:text-style-name="P5" draw:layer="layout" svg:x1="36.8cm" svg:y1="16.6cm" svg:x2="38.517cm" svg:y2="18.601cm" draw:start-shape="id7" draw:start-glue-point="7" draw:end-shape="id9" draw:end-glue-point="0" svg:d="M36800 16600h1717v2001" svg:viewBox="0 0 1718 2002">
          <text:p/>
        </draw:connector>
        <draw:connector draw:style-name="gr7" draw:text-style-name="P5" draw:layer="layout" svg:x1="35.2cm" svg:y1="16.6cm" svg:x2="33.55cm" svg:y2="18.6cm" draw:start-shape="id7" draw:start-glue-point="5" draw:end-shape="id10" draw:end-glue-point="0" svg:d="M35200 16600h-1650v2000" svg:viewBox="0 0 1651 2001">
          <text:p/>
        </draw:connector>
        <draw:line draw:style-name="gr8" draw:text-style-name="P5" draw:layer="layout" svg:x1="33.403cm" svg:y1="21.001cm" svg:x2="33.403cm" svg:y2="22.158cm">
          <text:p/>
        </draw:line>
        <draw:line draw:style-name="gr8" draw:text-style-name="P5" draw:layer="layout" svg:x1="38.53cm" svg:y1="21.034cm" svg:x2="38.53cm" svg:y2="23.217cm">
          <text:p/>
        </draw:line>
        <draw:line draw:style-name="gr7" draw:text-style-name="P5" draw:layer="layout" svg:x1="33.403cm" svg:y1="22.158cm" svg:x2="29.236cm" svg:y2="22.158cm">
          <text:p/>
        </draw:line>
        <draw:line draw:style-name="gr7" draw:text-style-name="P5" draw:layer="layout" svg:x1="38.53cm" svg:y1="23.118cm" svg:x2="29.203cm" svg:y2="23.118cm">
          <text:p/>
        </draw:line>
        <draw:line draw:style-name="gr7" draw:text-style-name="P5" draw:layer="layout" svg:x1="23.481cm" svg:y1="22.026cm" svg:x2="19.447cm" svg:y2="22.026cm">
          <text:p/>
        </draw:line>
        <draw:line draw:style-name="gr7" draw:text-style-name="P5" draw:layer="layout" svg:x1="23.448cm" svg:y1="23.184cm" svg:x2="19.414cm" svg:y2="23.184cm">
          <text:p/>
        </draw:line>
        <draw:connector draw:style-name="gr7" draw:text-style-name="P5" draw:layer="layout" svg:x1="6.61cm" svg:y1="4.713cm" svg:x2="6.6cm" svg:y2="5.7cm" draw:start-shape="id11" draw:start-glue-point="8" draw:end-shape="id1" draw:end-glue-point="0" svg:d="M6610 4713v494h-10v493" svg:viewBox="0 0 11 988">
          <text:p/>
        </draw:connector>
        <draw:line draw:style-name="gr8" draw:text-style-name="P5" draw:layer="layout" svg:x1="13.546cm" svg:y1="21.908cm" svg:x2="3.422cm" svg:y2="21.908cm">
          <text:p/>
        </draw:line>
        <draw:line draw:style-name="gr8" draw:text-style-name="P5" draw:layer="layout" svg:x1="3.422cm" svg:y1="21.908cm" svg:x2="2.716cm" svg:y2="21.908cm">
          <text:p/>
        </draw:line>
        <draw:line draw:style-name="gr8" draw:text-style-name="P5" draw:layer="layout" svg:x1="2.681cm" svg:y1="21.908cm" svg:x2="2.681cm" svg:y2="6.809cm">
          <text:p/>
        </draw:line>
        <draw:line draw:style-name="gr7" draw:text-style-name="P5" draw:layer="layout" svg:x1="2.681cm" svg:y1="6.879cm" svg:x2="3.81cm" svg:y2="6.879cm">
          <text:p/>
        </draw:line>
        <draw:line draw:style-name="gr8" draw:text-style-name="P5" draw:layer="layout" svg:x1="13.617cm" svg:y1="22.895cm" svg:x2="12.312cm" svg:y2="22.86cm">
          <text:p/>
        </draw:line>
        <draw:line draw:style-name="gr8" draw:text-style-name="P5" draw:layer="layout" svg:x1="12.276cm" svg:y1="22.825cm" svg:x2="12.276cm" svg:y2="25.33cm">
          <text:p/>
        </draw:line>
        <draw:line draw:style-name="gr7" draw:text-style-name="P5" draw:layer="layout" svg:x1="12.241cm" svg:y1="25.294cm" svg:x2="16.016cm" svg:y2="25.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2:42:27.147699157</meta:creation-date>
    <dc:date>2018-10-03T16:00:14.326274427</dc:date>
    <meta:editing-duration>PT23M5S</meta:editing-duration>
    <meta:editing-cycles>3</meta:editing-cycles>
    <meta:generator>LibreOffice/6.0.4.2$Linux_X86_64 LibreOffice_project/00m0$Build-2</meta:generator>
    <meta:document-statistic meta:object-count="40"/>
  </office:meta>
</office:document-meta>
</file>